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472in"/>
    </style:style>
    <style:style style:name="co4" style:family="table-column">
      <style:table-column-properties fo:break-before="auto" style:column-width="1.81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scritto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row table:style-name="ro1">
          <table:table-cell office:value-type="string">
            <text:p>CodIscritto</text:p>
          </table:table-cell>
          <table:table-cell office:value-type="string">
            <text:p>Nome</text:p>
          </table:table-cell>
          <table:table-cell office:value-type="string">
            <text:p>Cognome</text:p>
          </table:table-cell>
          <table:table-cell office:value-type="string">
            <text:p>Fax</text:p>
          </table:table-cell>
          <table:table-cell office:value-type="string">
            <text:p>Telefono</text:p>
          </table:table-cell>
          <table:table-cell office:value-type="string">
            <text:p>Mail</text:p>
          </table:table-cell>
          <table:table-cell office:value-type="string">
            <text:p>Indirizzo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lessandro</text:p>
          </table:table-cell>
          <table:table-cell office:value-type="string">
            <text:p>Bari</text:p>
          </table:table-cell>
          <table:table-cell office:value-type="string">
            <text:p>0442701413</text:p>
          </table:table-cell>
          <table:table-cell office:value-type="string">
            <text:p>04427111487</text:p>
          </table:table-cell>
          <table:table-cell office:value-type="string">
            <text:p>alessandro.bari@gmail.com</text:p>
          </table:table-cell>
          <table:table-cell office:value-type="string">
            <text:p>Via roma, 10 Verona Vr 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avide</text:p>
          </table:table-cell>
          <table:table-cell office:value-type="string">
            <text:p>Polonio</text:p>
          </table:table-cell>
          <table:table-cell office:value-type="string">
            <text:p>0451021511</text:p>
          </table:table-cell>
          <table:table-cell office:value-type="string">
            <text:p>0457801912</text:p>
          </table:table-cell>
          <table:table-cell office:value-type="string">
            <text:p>davide.pol@gmail.com</text:p>
          </table:table-cell>
          <table:table-cell office:value-type="string">
            <text:p>Via cimitero, 11 Padova Pd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Giovanni</text:p>
          </table:table-cell>
          <table:table-cell office:value-type="string">
            <text:p>Mucciacia</text:p>
          </table:table-cell>
          <table:table-cell office:value-type="string">
            <text:p>0454005118</text:p>
          </table:table-cell>
          <table:table-cell office:value-type="string">
            <text:p>0457118495</text:p>
          </table:table-cell>
          <table:table-cell office:value-type="string">
            <text:p>giovanni.mu@gmail.com</text:p>
          </table:table-cell>
          <table:table-cell office:value-type="string">
            <text:p>Via augusto, 12 Verona Vr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Fabio</text:p>
          </table:table-cell>
          <table:table-cell office:value-type="string">
            <text:p>Milanese</text:p>
          </table:table-cell>
          <table:table-cell office:value-type="string">
            <text:p>0457001119</text:p>
          </table:table-cell>
          <table:table-cell office:value-type="string">
            <text:p>0457001219</text:p>
          </table:table-cell>
          <table:table-cell office:value-type="string">
            <text:p>fabio.mila@gmail.com</text:p>
          </table:table-cell>
          <table:table-cell office:value-type="string">
            <text:p>Via roma, 15 Verona Vr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ndrea</text:p>
          </table:table-cell>
          <table:table-cell office:value-type="string">
            <text:p>Sasso</text:p>
          </table:table-cell>
          <table:table-cell office:value-type="string">
            <text:p>0451220125</text:p>
          </table:table-cell>
          <table:table-cell office:value-type="string">
            <text:p>0451002854</text:p>
          </table:table-cell>
          <table:table-cell office:value-type="string">
            <text:p>andrea.sasso@gmail.com</text:p>
          </table:table-cell>
          <table:table-cell office:value-type="string">
            <text:p>Via trieste, 18 Verona Vr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Carlo</text:p>
          </table:table-cell>
          <table:table-cell office:value-type="string">
            <text:p>Sindaco</text:p>
          </table:table-cell>
          <table:table-cell office:value-type="string">
            <text:p>0442784513</text:p>
          </table:table-cell>
          <table:table-cell office:value-type="string">
            <text:p>0442885211</text:p>
          </table:table-cell>
          <table:table-cell office:value-type="string">
            <text:p>carlo.sin@gmail.com</text:p>
          </table:table-cell>
          <table:table-cell office:value-type="string">
            <text:p>Via S.paolo, 12 Verona Vr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1" number:min-integer-digits="1"/>
    </number:number-style>
    <number:number-style style:name="N123">
      <number:number number:decimal-places="3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00/00/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0:34:44.003856943</meta:creation-date>
    <dc:date>2015-07-02T14:39:29</dc:date>
    <meta:editing-duration>PT2M46S</meta:editing-duration>
    <meta:editing-cycles>3</meta:editing-cycles>
    <meta:generator>LibreOffice/3.5$Linux_X86_64 LibreOffice_project/350m1$Build-2</meta:generator>
    <dc:creator>BARI [IN2]</dc:creator>
    <meta:document-statistic meta:table-count="1" meta:cell-count="49" meta:object-count="0"/>
  </office:meta>
</office:document-meta>
</file>